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0104in" fo:margin-left="0.4014in" fo:margin-top="0in" fo:margin-bottom="0in" table:align="left" style:writing-mode="lr-tb"/>
    </style:style>
    <style:style style:name="Table1.A" style:family="table-column">
      <style:table-column-properties style:column-width="6.0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08in" fo:border="2.25pt outset #00000a"/>
    </style:style>
    <style:style style:name="Table2" style:family="table">
      <style:table-properties style:width="4.3021in" fo:margin-left="0.4014in" fo:margin-top="0in" fo:margin-bottom="0in" table:align="left" style:writing-mode="lr-tb"/>
    </style:style>
    <style:style style:name="Table2.A" style:family="table-column">
      <style:table-column-properties style:column-width="4.30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208in" fo:border="2.25pt outset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top="0.1945in" fo:margin-bottom="0.1945in" loext:contextual-spacing="false"/>
    </style:style>
    <style:style style:name="P3" style:family="paragraph" style:parent-style-name="Standard" style:list-style-name="WWNum3">
      <style:paragraph-properties fo:margin-top="0.1945in" fo:margin-bottom="0.1945in" loext:contextual-spacing="false"/>
    </style:style>
    <style:style style:name="P4" style:family="paragraph" style:parent-style-name="Standard" style:list-style-name="WWNum4">
      <style:paragraph-properties fo:margin-top="0.1945in" fo:margin-bottom="0.1945in" loext:contextual-spacing="false"/>
    </style:style>
    <style:style style:name="P5" style:family="paragraph" style:parent-style-name="Standard">
      <style:paragraph-properties fo:margin-top="0.1945in" fo:margin-bottom="0.1945in" loext:contextual-spacing="false"/>
    </style:style>
    <style:style style:name="P6" style:family="paragraph" style:parent-style-name="Standard">
      <style:paragraph-properties fo:margin-top="0.1945in" fo:margin-bottom="0.1945in" loext:contextual-spacing="false" fo:text-align="center" style:justify-single-word="false"/>
    </style:style>
    <style:style style:name="P7" style:family="paragraph" style:parent-style-name="Standard" style:list-style-name="WWNum5">
      <style:paragraph-properties fo:margin-top="0.1945in" fo:margin-bottom="0.1945in" loext:contextual-spacing="false"/>
    </style:style>
    <style:style style:name="P8" style:family="paragraph" style:parent-style-name="Standard" style:list-style-name="WWNum6">
      <style:paragraph-properties fo:margin-top="0.1945in" fo:margin-bottom="0.1945in" loext:contextual-spacing="false"/>
    </style:style>
    <style:style style:name="P9" style:family="paragraph" style:parent-style-name="Standard" style:list-style-name="WWNum7">
      <style:paragraph-properties fo:margin-top="0.1945in" fo:margin-bottom="0.1945in" loext:contextual-spacing="false"/>
    </style:style>
    <style:style style:name="P10" style:family="paragraph" style:parent-style-name="Standard" style:list-style-name="WWNum8">
      <style:paragraph-properties fo:margin-top="0.1945in" fo:margin-bottom="0.1945in" loext:contextual-spacing="false"/>
    </style:style>
    <style:style style:name="P11" style:family="paragraph" style:parent-style-name="Standard" style:list-style-name="WWNum9">
      <style:paragraph-properties fo:margin-top="0.1945in" fo:margin-bottom="0.1945in" loext:contextual-spacing="false"/>
    </style:style>
    <style:style style:name="P12" style:family="paragraph" style:parent-style-name="Standard">
      <style:paragraph-properties fo:margin-left="0.25in" fo:margin-right="0in" fo:margin-top="0.1945in" fo:margin-bottom="0.1945in" loext:contextual-spacing="false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P14" style:family="paragraph" style:parent-style-name="Standard">
      <style:paragraph-properties fo:margin-left="0.4165in" fo:margin-right="0in" fo:margin-top="0.1945in" fo:margin-bottom="0.1945in" loext:contextual-spacing="false" fo:text-indent="0in" style:auto-text-indent="false"/>
    </style:style>
    <style:style style:name="P15" style:family="paragraph" style:parent-style-name="Standard">
      <style:paragraph-properties fo:margin-left="0.6634in" fo:margin-right="0in" fo:margin-top="0.1945in" fo:margin-bottom="0.1945in" loext:contextual-spacing="false" fo:text-indent="0in" style:auto-text-indent="false"/>
    </style:style>
    <style:style style:name="P16" style:family="paragraph" style:parent-style-name="Standard">
      <style:paragraph-properties fo:margin-top="0in" fo:margin-bottom="0.0835in" loext:contextual-spacing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Heading_20_3">
      <style:paragraph-properties fo:margin-top="0.1945in" fo:margin-bottom="0.0835in" loext:contextual-spacing="false"/>
    </style:style>
    <style:style style:name="P19" style:family="paragraph" style:parent-style-name="Normal_20__28_Web_29_" style:list-style-name="WWNum2"/>
    <style:style style:name="P20" style:family="paragraph" style:parent-style-name="Normal_20__28_Web_29_" style:list-style-name="WWNum3"/>
    <style:style style:name="P21" style:family="paragraph" style:parent-style-name="Normal_20__28_Web_29_" style:list-style-name="WWNum5"/>
    <style:style style:name="P22" style:family="paragraph" style:parent-style-name="Normal_20__28_Web_29_" style:list-style-name="WWNum6"/>
    <style:style style:name="P23" style:family="paragraph" style:parent-style-name="Normal_20__28_Web_29_" style:list-style-name="WWNum7"/>
    <style:style style:name="P24" style:family="paragraph" style:parent-style-name="Normal_20__28_Web_29_" style:list-style-name="WWNum9"/>
    <style:style style:name="P25" style:family="paragraph" style:parent-style-name="Normal_20__28_Web_29_">
      <style:paragraph-properties fo:margin-top="0in" fo:margin-bottom="0in" loext:contextual-spacing="false"/>
    </style:style>
    <style:style style:name="P26" style:family="paragraph" style:parent-style-name="Normal_20__28_Web_29_">
      <style:paragraph-properties fo:margin-left="-0.4201in" fo:margin-right="0in" fo:margin-top="0in" fo:margin-bottom="0.0835in" loext:contextual-spacing="false" fo:text-indent="0in" style:auto-text-indent="false"/>
    </style:style>
    <style:style style:name="P27" style:family="paragraph" style:parent-style-name="Normal_20__28_Web_29_">
      <style:paragraph-properties fo:margin-left="0.6563in" fo:margin-right="0in" fo:margin-top="0in" fo:margin-bottom="0.0835in" loext:contextual-spacing="false" fo:text-indent="0in" style:auto-text-indent="false"/>
    </style:style>
    <style:style style:name="P28" style:family="paragraph" style:parent-style-name="Normal_20__28_Web_29_">
      <style:paragraph-properties fo:margin-left="0.6563in" fo:margin-right="0in" fo:text-indent="0in" style:auto-text-indent="false"/>
    </style:style>
    <style:style style:name="P29" style:family="paragraph" style:parent-style-name="Normal_20__28_Web_29_">
      <style:paragraph-properties fo:margin-top="0in" fo:margin-bottom="0.0835in" loext:contextual-spacing="false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-asian="Times New Roman1"/>
    </style:style>
    <style:style style:name="T2" style:family="text">
      <style:text-properties fo:font-size="12pt" fo:font-weight="normal" style:font-name-asian="Times New Roman1" style:font-size-asian="12pt" style:font-weight-asian="normal" style:font-size-complex="12pt" style:font-weight-complex="normal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fo:font-size="13.5pt" style:font-size-asian="13.5pt" style:font-name-complex="Courier New1" style:font-size-complex="13.5pt"/>
    </style:style>
    <style:style style:name="T5" style:family="text">
      <style:text-properties style:font-name="Courier New" style:font-name-asian="Times New Roman1" style:font-name-complex="Courier New1"/>
    </style:style>
    <style:style style:name="T6" style:family="text">
      <style:text-properties fo:font-size="13.5pt" style:font-size-asian="13.5pt" style:font-size-complex="13.5pt"/>
    </style:style>
    <style:style style:name="T7" style:family="text">
      <style:text-properties fo:color="#ff0000" style:font-name-asian="Times New Roman1"/>
    </style:style>
    <style:style style:name="T8" style:family="text">
      <style:text-properties fo:color="#ff0000"/>
    </style:style>
    <style:style style:name="T9" style:family="text">
      <style:text-properties fo:color="#000000" style:font-name="Courier New" style:font-name-complex="Courier New1"/>
    </style:style>
    <style:style style:name="T10" style:family="text">
      <style:text-properties fo:color="#000000" style:font-name="Courier New" style:font-name-asian="Times New Roman1" style:font-name-complex="Courier New1"/>
    </style:style>
    <style:style style:name="T11" style:family="text">
      <style:text-properties fo:color="#0000ff" style:font-name="Courier New" style:font-name-complex="Courier New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rect text:anchor-type="as-char" svg:y="0in" draw:z-index="0" draw:style-name="gr1" draw:text-style-name="P30" svg:width="0.0012in" svg:height="0.0213in"><text:p/></draw:rect></text:p>
      <text:h text:style-name="Heading_20_3" text:outline-level="3"><text:span text:style-name="T1">Project Outcomes:</text:span></text:h>
      <text:h text:style-name="P18" text:outline-level="3"><text:span text:style-name="T2">Develop a python program that uses:</text:span></text:h>
      <text:list xml:id="list8778397091704295933" text:style-name="WWNum1">
        <text:list-item>
          <text:p text:style-name="P2"><text:span text:style-name="T1">decision constructs</text:span></text:p>
        </text:list-item>
        <text:list-item>
          <text:p text:style-name="P2"><text:span text:style-name="T1">looping constructs</text:span></text:p>
        </text:list-item>
        <text:list-item>
          <text:p text:style-name="P2"><text:span text:style-name="T1">basic operations on an list of objects (find, change, access all elements)</text:span></text:p>
        </text:list-item>
        <text:list-item>
          <text:p text:style-name="P2"><text:span text:style-name="T1">more than one class and has multiple objects</text:span></text:p>
        </text:list-item>
      </text:list>
      <text:h text:style-name="Heading_20_3" text:outline-level="3"><text:span text:style-name="T1">Project Requirements:</text:span></text:h>
      <text:list xml:id="list7085659527959119993" text:style-name="WWNum2">
        <text:list-item>
          <text:p text:style-name="P19">Develop a simple <text:span text:style-name="Strong"><text:span text:style-name="T3">Hotel</text:span></text:span> program. We will have two classes, a <text:span text:style-name="Strong"><text:span text:style-name="T3">Hotel</text:span></text:span> class representing an individual hotel and a <text:span text:style-name="Strong"><text:span text:style-name="T3">Room</text:span></text:span> class. The <text:span text:style-name="Strong"><text:span text:style-name="T3">Hotel</text:span></text:span> class will contain several <text:span text:style-name="Strong"><text:span text:style-name="T3">Room</text:span></text:span><text:span text:style-name="Strong"> </text:span>objects and will have several operations. We will also have a driver program to test the <text:span text:style-name="Strong"><text:span text:style-name="T3">Hotel</text:span></text:span><text:span text:style-name="Strong"> </text:span>class.</text:p>
        </text:list-item>
        <text:list-item>
          <text:p text:style-name="P19">Build a <text:span text:style-name="Strong"><text:span text:style-name="T3">Hotel</text:span></text:span> class that will store information about a Hotel. It will include a <text:span text:style-name="Strong">name</text:span> and <text:span text:style-name="Strong">location</text:span>. It should also include a <text:span text:style-name="Strong"><text:span text:style-name="T3">list</text:span></text:span> of class <text:span text:style-name="Strong"><text:span text:style-name="T3">Room</text:span></text:span> to hold information about each room. It will also have a int called <text:span text:style-name="Strong">occupiedCnt</text:span> that keeps track of how many rooms in the hotel are occupied.</text:p>
        </text:list-item>
      </text:list>
      <text:p text:style-name="P12"><text:span text:style-name="Strong">Specific Requirements for the </text:span><text:span text:style-name="Strong"><text:span text:style-name="T3">Hotel</text:span></text:span><text:span text:style-name="Strong"> Class:</text:span></text:p>
      <text:list xml:id="list1233941277136518978" text:style-name="WWNum3">
        <text:list-item>
          <text:p text:style-name="P3"><text:span text:style-name="T1">The Hotel class has two constructors</text:span></text:p>
          <text:list>
            <text:list-item>
              <text:p text:style-name="P3"><text:span text:style-name="T1">__init__ function, will read in the hotel name and location from hard-coded values in the tester class, such as Beach Marriot Pensacola, it will also assign numOfRooms to zero.  numOfRooms indicates how many rooms are in the hotel. It will create a 10 element array.</text:span></text:p>
            </text:list-item>
          </text:list>
        </text:list-item>
        <text:list-item>
          <text:p text:style-name="P20">The <text:span text:style-name="Strong"><text:span text:style-name="T3">Hotel</text:span></text:span> will have an <text:span text:style-name="Strong"><text:span text:style-name="T3">addRoom</text:span></text:span> method that will create each room with the required information: room number, bed type, smoking/non-smoking, and the room rate. Create at least 5 rooms with different characteristics. Each room will also have a boolean field called <text:span text:style-name="Strong"><text:span text:style-name="T3">occupied</text:span></text:span> attribute that will be set to false when the room is created. Don't forget to increment the numOfRooms instance variable.  Example values for the rooms are:</text:p>
        </text:list-item>
      </text:list>
      <text:p text:style-name="P12"><text:span text:style-name="T3">101 queen s 100<text:line-break/>102 king n 110<text:line-break/>103 king n 88<text:line-break/></text:span><text:soft-page-break/><text:span text:style-name="T3">104 twin s 100<text:line-break/>105 queen n 99</text:span></text:p>
      <text:list xml:id="list396071913438457733" text:style-name="WWNum4">
        <text:list-item>
          <text:p text:style-name="P4"><text:span text:style-name="T1">The UML class diagram for the Hotel class will look like this:</text:span></text:p>
        </text:list-item>
      </text:list>
      <text:p text:style-name="P5"> 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6">Hotel</text:span> </text:p>
          </table:table-cell>
        </table:table-row>
        <table:table-row table:style-name="Table1.1">
          <table:table-cell table:style-name="Table1.A1" office:value-type="string">
            <text:p text:style-name="P25"><text:span text:style-name="T4">theRooms: Array Room[]<text:line-break/>name: String<text:line-break/>location: String<text:line-break/>occupiedCnt: int</text:span></text:p>
            <text:p text:style-name="P25"><text:span text:style-name="T4">numOfRooms: int</text:span></text:p>
            <text:p text:style-name="P25"> </text:p>
          </table:table-cell>
        </table:table-row>
        <table:table-row table:style-name="Table1.1">
          <table:table-cell table:style-name="Table1.A1" office:value-type="string">
            <text:p text:style-name="P25"><text:span text:style-name="T4">def __init(self)__(String,String)<text:line-break/>def isFull(self) : boolean</text:span><text:span text:style-name="T3"> </text:span><text:line-break/><text:span text:style-name="T4">def isEmpty(self) : boolean<text:line-break/>def addRoom(self ,roomnumber,bedtype,smoking,price)<text:line-break/>def addReservation(self,occupantName ,smoking, bedtype)</text:span><text:span text:style-name="T3"> </text:span><text:line-break/><text:span text:style-name="T4">def cancelReservation(self,occupantName)<text:line-break/>def findReservation(self,occupantName): </text:span></text:p>
            <text:p text:style-name="P25"><text:span text:style-name="T4">def printReservationList(self)</text:span></text:p>
            <text:p text:style-name="P25"><text:span text:style-name="T4">def getDailySales(self) : <text:line-break/>def occupancyPercentage(self) : </text:span></text:p>
            <text:p text:style-name="P25"><text:span text:style-name="T4">Setters and getters methods for name and location. </text:span></text:p>
          </table:table-cell>
        </table:table-row>
      </table:table>
      <text:p text:style-name="P26"> </text:p>
      <text:list xml:id="list5994941526514931383" text:style-name="WWNum5">
        <text:list-item>
          <text:p text:style-name="P7"><text:span text:style-name="Strong"><text:span text:style-name="T5">isFull()</text:span></text:span><text:span text:style-name="Strong"><text:span text:style-name="T1"> – </text:span></text:span><text:span text:style-name="T1">returns a boolean that is true if all the rooms in the hotel are occupied.</text:span></text:p>
        </text:list-item>
        <text:list-item>
          <text:p text:style-name="P21"><text:span text:style-name="Strong"><text:span text:style-name="T3">isEmpty()</text:span></text:span><text:span text:style-name="Strong"> –</text:span> returns a boolean that is true if all the rooms in the hotel are unoccupied.</text:p>
        </text:list-item>
        <text:list-item>
          <text:p text:style-name="P7"><text:span text:style-name="T1">The </text:span><text:span text:style-name="Strong"><text:span text:style-name="T5">addReservation() </text:span></text:span><text:span text:style-name="T1">method takes three parameters: the occupant’s name (String), smoking or non-smoking request (char), and the requested bed type (String)</text:span><text:span text:style-name="T7">. </text:span><text:span text:style-name="T1">When this method is called, the hotel will search the list of its rooms for one that matches the bed type and smoking/non-smoking attributes. If an unoccupied room with the correct attributes is found, the renter's name will be set and the </text:span><text:span text:style-name="Strong"><text:span text:style-name="T5">occupied </text:span></text:span><text:span text:style-name="T1">attribute will be set to true. In either case a message will be printed that will state whether or not the reservation was made.</text:span></text:p>
        </text:list-item>
        <text:list-item>
          <text:p text:style-name="P21"><text:soft-page-break/>When the <text:span text:style-name="Strong"><text:span text:style-name="T3">cancelReservation() </text:span></text:span>method executes, the hotel will search for the name of the visitor in each room. If it is found, the occupied attribute will be set to false. In either case a message will state whether or not the reservation was cancelled.<text:span text:style-name="T8"> </text:span>This method calls the private utility method <text:span text:style-name="Strong"><text:span text:style-name="T3">findReservation()</text:span></text:span>to scan the list of rooms looking for a guest by name. It will return the index of the room in the <text:span text:style-name="Strong"><text:span text:style-name="T3">Array</text:span></text:span> of rooms or <text:span text:style-name="Strong"><text:span text:style-name="T3">NOT_FOUND</text:span></text:span> if the room is not found, which will be declared as:</text:p>
        </text:list-item>
      </text:list>
      <text:p text:style-name="P27"> <text:span text:style-name="Strong"><text:span text:style-name="T3">NOT_FOUND = -1</text:span></text:span>;</text:p>
      <text:list xml:id="list2399002270163677401" text:style-name="WWNum6">
        <text:list-item>
          <text:p text:style-name="P8"><text:span text:style-name="Strong"><text:span text:style-name="T5">findReservation()</text:span></text:span><text:span text:style-name="T5"> </text:span><text:span text:style-name="T1">will take in a String representing the occupant’s name and search the occupied rooms for a reservation with that person’s name. It will return the index of the room or </text:span><text:span text:style-name="Strong"><text:span text:style-name="T5">NOT_FOUND</text:span></text:span><text:span text:style-name="T1"> if not found.</text:span></text:p>
        </text:list-item>
        <text:list-item>
          <text:p text:style-name="P22"><text:span text:style-name="Strong"><text:span text:style-name="T3">printReservationList() </text:span></text:span>will scan through all the rooms and display all details for only those rooms that are occupied. For example<text:span text:style-name="T8">:</text:span></text:p>
        </text:list-item>
      </text:list>
      <text:p text:style-name="P28"><text:span text:style-name="T9">Room Number: 102<text:line-break/>Occupant name: Pinto<text:line-break/>Smoking room: n<text:line-break/>Bed Type: king<text:line-break/>Rate: 110.0<text:line-break/></text:span><text:span text:style-name="T11"><text:line-break/></text:span><text:span text:style-name="T9">Room Number: 103<text:line-break/>Occupant name: Wilson<text:line-break/>Smoking room: n<text:line-break/>Bed Type: king<text:line-break/>Rate: 88.0</text:span></text:p>
      <text:list xml:id="list5879449938203774728" text:style-name="WWNum7">
        <text:list-item>
          <text:p text:style-name="P9"><text:span text:style-name="Strong"><text:span text:style-name="T5">getDailySales()</text:span></text:span><text:span text:style-name="T1"> will scan the room list, adding up the dollar amounts of the room rates of all occupied rooms only.</text:span></text:p>
        </text:list-item>
        <text:list-item>
          <text:p text:style-name="P23"><text:span text:style-name="Strong"><text:span text:style-name="T3">occupancyPercentage()</text:span></text:span> will divide occupiedCnt by<text:span text:style-name="T8"> </text:span>the total number of rooms to provide an occupancy percentage.</text:p>
        </text:list-item>
        <text:list-item>
          <text:p text:style-name="P9"><text:span text:style-name="Strong"><text:span text:style-name="T5">__str__ – </text:span></text:span><text:span text:style-name="T1">returns a nicely formatted string giving hotel and room details (by calling the </text:span><text:span text:style-name="Strong"><text:span text:style-name="T5">__str__ </text:span></text:span><text:span text:style-name="T1">in the </text:span><text:span text:style-name="Strong"><text:span text:style-name="T5">Room</text:span></text:span><text:span text:style-name="T1"> class) for all the rooms in the hotel. For example:</text:span></text:p>
        </text:list-item>
      </text:list>
      <text:p text:style-name="P14"><text:span text:style-name="T9">Hotel Name : Beach Marriot<text:line-break/>Number of Rooms : 5<text:line-break/>Number of Occupied Rooms : 1</text:span></text:p>
      <text:p text:style-name="P14"><text:span text:style-name="T9"><text:line-break/>Room Details are: </text:span></text:p>
      <text:p text:style-name="Standard"><text:span text:style-name="T1"><text:line-break/></text:span><text:span text:style-name="T10">Room Number: 101</text:span><text:span text:style-name="T1"><text:line-break/></text:span><text:soft-page-break/><text:span text:style-name="T10">Occupant name: Not Occupied </text:span><text:span text:style-name="T1"><text:line-break/></text:span><text:span text:style-name="T10">Smoking room: s</text:span><text:span text:style-name="T1"><text:line-break/></text:span><text:span text:style-name="T10">Bed Type: queen</text:span><text:span text:style-name="T1"><text:line-break/></text:span><text:span text:style-name="T10">Rate: 100.0</text:span><text:span text:style-name="T1"><text:line-break/><text:line-break/></text:span><text:span text:style-name="T10">Room Number: 102</text:span><text:span text:style-name="T1"><text:line-break/></text:span><text:span text:style-name="T10">Occupant name: Coffey</text:span><text:span text:style-name="T1"><text:line-break/></text:span><text:span text:style-name="T10">Smoking room: n</text:span><text:span text:style-name="T1"><text:line-break/></text:span><text:span text:style-name="T10">Bed Type: king</text:span><text:span text:style-name="T1"><text:line-break/></text:span><text:span text:style-name="T10">Rate: 110.0</text:span><text:span text:style-name="T1"><text:line-break/><text:line-break/></text:span><text:span text:style-name="T10">Room Number: 103</text:span><text:span text:style-name="T1"><text:line-break/></text:span><text:span text:style-name="T10">Occupant name: Wilson</text:span><text:span text:style-name="T1"><text:line-break/></text:span><text:span text:style-name="T10">Smoking room: n</text:span><text:span text:style-name="T1"><text:line-break/></text:span><text:span text:style-name="T10">Bed Type: king</text:span><text:span text:style-name="T1"><text:line-break/></text:span><text:span text:style-name="T10">Rate: 88.0</text:span><text:span text:style-name="T1"><text:line-break/><text:line-break/></text:span><text:span text:style-name="T10">Room Number: 104</text:span><text:span text:style-name="T1"><text:line-break/></text:span><text:span text:style-name="T10">Occupant name: Not Occupied</text:span><text:span text:style-name="T1"><text:line-break/></text:span><text:span text:style-name="T10">Smoking room: s</text:span><text:span text:style-name="T1"><text:line-break/></text:span><text:span text:style-name="T10">Bed Type: twin</text:span><text:span text:style-name="T1"><text:line-break/></text:span><text:span text:style-name="T10">Rate: 100.0</text:span><text:span text:style-name="T1"><text:line-break/><text:line-break/></text:span><text:span text:style-name="T10">Room Number: 105</text:span><text:span text:style-name="T1"><text:line-break/></text:span><text:span text:style-name="T10">Occupant name: Not Occupied</text:span><text:span text:style-name="T1"><text:line-break/></text:span><text:span text:style-name="T10">Smoking room: n</text:span><text:span text:style-name="T1"><text:line-break/></text:span><text:span text:style-name="T10">Bed Type: queen</text:span><text:span text:style-name="T1"><text:line-break/></text:span><text:span text:style-name="T10">Rate: 99.0</text:span></text:p>
      <text:p text:style-name="P5"><text:span text:style-name="T11"><text:line-break/></text:span> </text:p>
      <text:list xml:id="list909820274983465369" text:style-name="WWNum8">
        <text:list-item>
          <text:p text:style-name="P10"><text:span text:style-name="T1">The </text:span><text:span text:style-name="Strong"><text:span text:style-name="T5">Room</text:span></text:span><text:span text:style-name="T1"> class diagram will look like this:</text:span></text:p>
        </text:list-item>
      </text:list>
      <text:p text:style-name="P15"> 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Strong"><text:span text:style-name="T6">Room</text:span></text:span> </text:p>
          </table:table-cell>
        </table:table-row>
        <table:table-row table:style-name="Table2.1">
          <table:table-cell table:style-name="Table2.A1" office:value-type="string">
            <text:p text:style-name="P25"><text:span text:style-name="T4">roomNum: int<text:line-break/>bedType: String<text:line-break/>rate: double<text:line-break/>occupantName: String<text:line-break/>smoking: char<text:line-break/>occupied: boolean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5"><text:span text:style-name="T4">def __init__(int,String,char,double)<text:line-break/>def getBedType(): String<text:line-break/>def getSmoking(): char        <text:line-break/>def getRoomNum(): int</text:span></text:p>
            <text:p text:style-name="P25"><text:span text:style-name="T4">def getRoomRate(): double</text:span></text:p>
            <text:p text:style-name="P25"><text:span text:style-name="T4">def getOccupant(): String<text:line-break/>def setOccupied(boolean)<text:line-break/>def setOccupant(String)</text:span></text:p>
            <text:p text:style-name="P25"><text:span text:style-name="T4">def setRoomNum(int)</text:span></text:p>
            <text:p text:style-name="P25"><text:span text:style-name="T4">def setBedType(String)</text:span></text:p>
            <text:p text:style-name="P25"><text:span text:style-name="T4">def setRate(double)</text:span></text:p>
            <text:p text:style-name="P25"><text:span text:style-name="T4">def setSmoking(char)</text:span></text:p>
            <text:p text:style-name="P25"><text:span text:style-name="T4">def isOccupied(): boolean</text:span></text:p>
          </table:table-cell>
        </table:table-row>
      </table:table>
      <text:p text:style-name="P29"> </text:p>
      <text:list xml:id="list5888063021723504594" text:style-name="WWNum9">
        <text:list-item>
          <text:p text:style-name="P11"><text:span text:style-name="T1">The __init__() for a </text:span><text:span text:style-name="Strong"><text:span text:style-name="T5">Room</text:span></text:span><text:span text:style-name="T1"> takes an int (room number), String (bed type), char (s or n for smoking or non-smoking)), and a double (room rate).</text:span></text:p>
        </text:list-item>
        <text:list-item>
          <text:p text:style-name="P24"><text:span text:style-name="Strong"><text:span text:style-name="T3">isOccupied()</text:span></text:span><text:span text:style-name="T8"> </text:span>method returns true if the room is occupied, false otherwise.</text:p>
        </text:list-item>
        <text:list-item>
          <text:p text:style-name="P11"><text:span text:style-name="Strong"><text:span text:style-name="T5">__str__() </text:span></text:span><text:span text:style-name="T1">provides all the details of a room - room number, name of guest(if occupied) , bed type, smoking/non-smoking, rental rate. This should all be formatted nicely with one attribute on each line using the '\n' escape character. See example above. </text:span></text:p>
        </text:list-item>
        <text:list-item>
          <text:p text:style-name="P24">Several accessor and mutator methods for the <text:span text:style-name="Strong"><text:span text:style-name="T3">Room</text:span></text:span> class. </text:p>
        </text:list-item>
      </text:list>
      <text:p text:style-name="P29"> </text:p>
      <text:p text:style-name="P1"><draw:rect text:anchor-type="as-char" svg:y="0in" draw:z-index="1" draw:style-name="gr1" draw:text-style-name="P30" svg:width="0.0012in" svg:height="0.0213in"><text:p/></draw:rect></text:p>
      <text:p text:style-name="P13"># Use list to store the room details.</text:p>
      <text:p text:style-name="P13">You have to store required data in the database. You can store hotel name, address, and all rooms. Customer data in database tables.<text:bookmark text:name="_GoBack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ＭＳ 明朝" style:font-family-asian="'ＭＳ 明朝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4</dc:title>
    <meta:initial-creator>apinto</meta:initial-creator>
    <dc:creator>Maruthi L</dc:creator>
    <meta:editing-cycles>25</meta:editing-cycles>
    <meta:creation-date>2015-09-19T05:53:00</meta:creation-date>
    <dc:date>2019-03-01T20:01:00</dc:date>
    <meta:editing-duration>PT27M</meta:editing-duration>
    <meta:generator>LibreOffice/5.1.6.2$Linux_X86_64 LibreOffice_project/10m0$Build-2</meta:generator>
    <meta:document-statistic meta:table-count="2" meta:image-count="0" meta:object-count="0" meta:page-count="5" meta:paragraph-count="62" meta:word-count="985" meta:character-count="6040" meta:non-whitespace-character-count="5091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